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/>
        </table:table-row>
        <table:table-row table:style-name="ro1">
          <table:table-cell office:value-type="string" calcext:value-type="string">
            <text:p>Velachery</text:p>
          </table:table-cell>
          <table:table-cell office:value-type="string" calcext:value-type="string">
            <text:p>12.975444,80.2206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hatma Gandhi Nagar</text:p>
          </table:table-cell>
          <table:table-cell office:value-type="string" calcext:value-type="string">
            <text:p>12.981405, 80.243045</text:p>
          </table:table-cell>
          <table:table-cell/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Indira Nagar</text:p>
          </table:table-cell>
          <table:table-cell office:value-type="string" calcext:value-type="string">
            <text:p>12.993614, 80.255750</text:p>
          </table:table-cell>
          <table:table-cell/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Little Mount</text:p>
          </table:table-cell>
          <table:table-cell office:value-type="string" calcext:value-type="string">
            <text:p>13.008579, 80.230503</text:p>
          </table:table-cell>
          <table:table-cell/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Nehru Nagar</text:p>
          </table:table-cell>
          <table:table-cell office:value-type="string" calcext:value-type="string">
            <text:p>12.994187, 80.217368</text:p>
          </table:table-cell>
          <table:table-cell/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Adyar</text:p>
          </table:table-cell>
          <table:table-cell office:value-type="string" calcext:value-type="string">
            <text:p>13.001167, 80.256500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ambaram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eserve Bank colony</text:p>
          </table:table-cell>
          <table:table-cell office:value-type="string" calcext:value-type="string">
            <text:p>12.954686, 80.142134</text:p>
          </table:table-cell>
          <table:table-cell/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Vembuli Amman Koil </text:p>
          </table:table-cell>
          <table:table-cell office:value-type="string" calcext:value-type="string">
            <text:p>13.005908, 80.207585</text:p>
          </table:table-cell>
          <table:table-cell/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IIT Colony</text:p>
          </table:table-cell>
          <table:table-cell office:value-type="string" calcext:value-type="string">
            <text:p>12.939642, 80.205559</text:p>
          </table:table-cell>
          <table:table-cell/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Rajalakshmi Nagar</text:p>
          </table:table-cell>
          <table:table-cell office:value-type="string" calcext:value-type="string">
            <text:p>12.985478, 80.218099</text:p>
          </table:table-cell>
          <table:table-cell/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Guind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wcarpet</text:p>
          </table:table-cell>
          <table:table-cell office:value-type="string" calcext:value-type="string">
            <text:p>13.098736,80.278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hiru Narayan Road</text:p>
          </table:table-cell>
          <table:table-cell office:value-type="string" calcext:value-type="string">
            <text:p>13.089871, 80.264957</text:p>
          </table:table-cell>
          <table:table-cell/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Poonamallee High Road</text:p>
          </table:table-cell>
          <table:table-cell office:value-type="string" calcext:value-type="string">
            <text:p>13.079289, 80.258551</text:p>
          </table:table-cell>
          <table:table-cell/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Gandhi Irwin Bridge Road</text:p>
          </table:table-cell>
          <table:table-cell office:value-type="string" calcext:value-type="string">
            <text:p>13.076828, 80.265527</text:p>
          </table:table-cell>
          <table:table-cell/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Indira Garden</text:p>
          </table:table-cell>
          <table:table-cell office:value-type="string" calcext:value-type="string">
            <text:p>13.057679, 80.263326</text:p>
          </table:table-cell>
          <table:table-cell/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Nungambakkam</text:p>
          </table:table-cell>
          <table:table-cell office:value-type="string" calcext:value-type="string">
            <text:p>13.059544, 80.242503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Vandalur</text:p>
          </table:table-cell>
          <table:table-cell office:value-type="string" calcext:value-type="string">
            <text:p>12.893509, 80.08156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bnirami</text:p>
          </table:table-cell>
          <table:table-cell office:value-type="string" calcext:value-type="string">
            <text:p>12.860037, 80.072375</text:p>
          </table:table-cell>
          <table:table-cell/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Pandian Nagar</text:p>
          </table:table-cell>
          <table:table-cell office:value-type="string" calcext:value-type="string">
            <text:p>12.830653, 80.045849</text:p>
          </table:table-cell>
          <table:table-cell/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Neelamangalam</text:p>
          </table:table-cell>
          <table:table-cell office:value-type="string" calcext:value-type="string">
            <text:p>12.857851, 80.034481</text:p>
          </table:table-cell>
          <table:table-cell/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Oragadam Road</text:p>
          </table:table-cell>
          <table:table-cell office:value-type="string" calcext:value-type="string">
            <text:p>12.889239, 80.053449</text:p>
          </table:table-cell>
          <table:table-cell/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Potheri</text:p>
          </table:table-cell>
          <table:table-cell office:value-type="string" calcext:value-type="string">
            <text:p>12.826296, 80.038987</text:p>
          </table:table-cell>
          <table:table-cell/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22:59:21.843237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2:59:30.745632802</meta:creation-date>
    <meta:editing-duration>PT6M7S</meta:editing-duration>
    <meta:editing-cycles>3</meta:editing-cycles>
    <meta:generator>LibreOffice/6.0.7.3$Linux_X86_64 LibreOffice_project/00m0$Build-3</meta:generator>
    <dc:date>2019-03-21T23:05:28.033846407</dc:date>
    <meta:document-statistic meta:table-count="1" meta:cell-count="73" meta:object-count="0"/>
  </office:meta>
</office:document-meta>
</file>